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ato" svg:font-family="Lato, apple-system, BlinkMacSystemFont, 'Segoe UI', Roboto, 'Helvetica Neue',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officeooo:rsid="001fad03" officeooo:paragraph-rsid="001fad03"/>
    </style:style>
    <style:style style:name="P2" style:family="paragraph" style:parent-style-name="Standard">
      <style:text-properties fo:language="es" fo:country="ES" officeooo:rsid="001fecd9" officeooo:paragraph-rsid="001fecd9"/>
    </style:style>
    <style:style style:name="P3" style:family="paragraph" style:parent-style-name="Standard">
      <style:text-properties fo:language="es" fo:country="ES" officeooo:rsid="001ff775" officeooo:paragraph-rsid="001ff775"/>
    </style:style>
    <style:style style:name="P4" style:family="paragraph" style:parent-style-name="Standard">
      <style:text-properties fo:language="es" fo:country="ES" officeooo:rsid="00217bc8" officeooo:paragraph-rsid="00217bc8"/>
    </style:style>
    <style:style style:name="P5" style:family="paragraph" style:parent-style-name="Standard">
      <style:text-properties officeooo:paragraph-rsid="001cde20"/>
    </style:style>
    <style:style style:name="P6" style:family="paragraph" style:parent-style-name="Standard">
      <style:text-properties officeooo:rsid="001fad03" officeooo:paragraph-rsid="001fad03"/>
    </style:style>
    <style:style style:name="T1" style:family="text">
      <style:text-properties fo:language="es" fo:country="ES" officeooo:rsid="001cde20"/>
    </style:style>
    <style:style style:name="T2" style:family="text">
      <style:text-properties officeooo:rsid="001fe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or qué no es recomendable el uso del tipo any?</text:p>
      <text:p text:style-name="Standard"/>
      <text:p text:style-name="P5"><text:span text:style-name="T1">Ts por ser un lenguaje de tipado statico es necesario declarar el tipo de dato que contendra esa variable, al usar el tipo any se esta perdiendo la seguridad del tipo de dato que se esta implementando.</text:span>La seguridad de tipos es una de las principales motivaciones para usar TypeScript</text:p>
      <text:p text:style-name="P5"/>
      <text:p text:style-name="P5">¿Qué diferencias existen entre los operadores aritméticos y los operadores de comparación?</text:p>
      <text:p text:style-name="P5"/>
      <text:p text:style-name="P6"/>
      <text:p text:style-name="P1">Un operador aritmetico tiene la capacidad de alterar el valor de una variable, los más comunes son:</text:p>
      <text:p text:style-name="P1"/>
      <text:p text:style-name="P1">+ este operador sumara el valor de una variable con otra.</text:p>
      <text:p text:style-name="P1">Ejemplo: </text:p>
      <text:p text:style-name="P1"><text:s text:c="2"/></text:p>
      <text:p text:style-name="P1">let a = 1;</text:p>
      <text:p text:style-name="P1">let b = 2;</text:p>
      <text:p text:style-name="P1">let c = a + b; // c vale 3</text:p>
      <text:p text:style-name="P1"/>
      <text:p text:style-name="P1">- este operador restara <text:s/>los valores</text:p>
      <text:p text:style-name="P1">Ejemplo:</text:p>
      <text:p text:style-name="P1"/>
      <text:p text:style-name="P1">let a = 1;</text:p>
      <text:p text:style-name="P1">let b = 2;</text:p>
      <text:p text:style-name="P1">let c = b - a; // c vale 1</text:p>
      <text:p text:style-name="P1"/>
      <text:p text:style-name="P1">este operador no se puede confundir con el operador negación unaria que devuelve la negación de su operario. </text:p>
      <text:p text:style-name="P1"/>
      <text:p text:style-name="P2">Ejemplo </text:p>
      <text:p text:style-name="P1"/>
      <text:p text:style-name="P1">var a = 1;</text:p>
      <text:p text:style-name="P1"/>
      <text:p text:style-name="P1">console.log(-a); // <text:span text:style-name="T2">esto devolvera <text:s/>-1</text:span></text:p>
      <text:p text:style-name="P1"/>
      <text:p text:style-name="P1"/>
      <text:p text:style-name="P3">adiferencia de los operadores arritmeticos <text:s/>los operadores de comparación no alteral el valor de una variable, si no que los compara. Retornando un valor de true si es verdadero o flase si es falso.</text:p>
      <text:p text:style-name="P3"/>
      <text:p text:style-name="P3">Ejemplo </text:p>
      <text:p text:style-name="P3"/>
      <text:p text:style-name="P3">let a = 1;//El operador = asigna el valor 1 a <text:s/>la variable a</text:p>
      <text:p text:style-name="P3">let b = 2;</text:p>
      <text:p text:style-name="P3">console.log(a==b);// en este caso el operador == compara si el valor de a es igual al de b. si es cierto retornara true, si es incorrecto retornara false.</text:p>
      <text:p text:style-name="P4">En este ejemplo el resultado sera falso </text:p>
      <text:p text:style-name="P3"/>
      <text:p text:style-name="P4"/>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ato" svg:font-family="Lato, apple-system, BlinkMacSystemFont, 'Segoe UI', Roboto, 'Helvetica Neue',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1T16:11:13.083373606</meta:creation-date>
    <meta:generator>LibreOffice/7.2.6.2$Linux_X86_64 LibreOffice_project/20$Build-2</meta:generator>
    <dc:date>2022-04-21T17:19:21.550777010</dc:date>
    <meta:editing-duration>PT16M36S</meta:editing-duration>
    <meta:editing-cycles>3</meta:editing-cycles>
    <meta:document-statistic meta:table-count="0" meta:image-count="0" meta:object-count="0" meta:page-count="2" meta:paragraph-count="25" meta:word-count="259" meta:character-count="1358" meta:non-whitespace-character-count="1112"/>
  </office:meta>
</office:document-meta>
</file>